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66b3" draw:marker-start-width="0.252cm" draw:marker-end-width="0.252cm" svg:stroke-opacity="100%" draw:fill-color="#ffffff" draw:textarea-horizontal-align="justify" draw:textarea-vertical-align="middle" draw:auto-grow-height="false" fo:min-height="0.893cm" fo:min-width="0.51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66b3" draw:marker-start-width="0.252cm" draw:marker-end-width="0.252cm" svg:stroke-opacity="100%" draw:fill-color="#ffffff" draw:textarea-horizontal-align="justify" draw:textarea-vertical-align="middle" draw:auto-grow-height="false" fo:min-height="0.859cm" fo:min-width="0.482cm" fo:padding-top="0.142cm" fo:padding-bottom="0.142cm" fo:padding-left="0.267cm" fo:padding-right="0.267cm"/>
    </style:style>
    <style:style style:name="gr3" style:family="graphic" style:parent-style-name="measure">
      <style:graphic-properties draw:textarea-vertical-align="middle" draw:line-distance="0.689cm" draw:placing="below"/>
    </style:style>
    <style:style style:name="gr4" style:family="graphic" style:parent-style-name="measure">
      <style:graphic-properties draw:textarea-vertical-align="middle" draw:line-distance="1.197cm"/>
    </style:style>
    <style:style style:name="gr5" style:family="graphic" style:parent-style-name="standard">
      <style:graphic-properties svg:stroke-width="0.035cm" svg:stroke-color="#0066b3" draw:marker-start-width="0.252cm" draw:marker-end-width="0.252cm" svg:stroke-opacity="100%" draw:fill-color="#1b75bc" draw:textarea-horizontal-align="justify" draw:textarea-vertical-align="middle" draw:auto-grow-height="false" fo:min-height="0.859cm" fo:min-width="0.482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b75bc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143cm" svg:x="4.048cm" svg:y="6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143cm" svg:x="5.064cm" svg:y="6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143cm" svg:x="6.08cm" svg:y="6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143cm" svg:x="7.096cm" svg:y="6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143cm" svg:x="8.112cm" svg:y="6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143cm" svg:x="9.128cm" svg:y="6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143cm" svg:x="10.144cm" svg:y="6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143cm" svg:x="11.16cm" svg:y="6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143cm" svg:x="12.176cm" svg:y="6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143cm" svg:x="13.192cm" svg:y="6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143cm" svg:x="14.208cm" svg:y="6.333cm">
          <text:p/>
          <draw:enhanced-geometry svg:viewBox="0 0 21600 21600" draw:type="rectangle" draw:enhanced-path="M 0 0 L 21600 0 21600 21600 0 21600 0 0 Z N"/>
        </draw:custom-shape>
        <draw:measure draw:style-name="gr3" draw:text-style-name="P2" draw:layer="measurelines" svg:x1="4.048cm" svg:y1="7.476cm" svg:x2="15.224cm" svg:y2="7.476cm">
          <text:p text:style-name="P2">569 mm</text:p>
        </draw:measure>
        <draw:measure draw:style-name="gr4" draw:text-style-name="P2" draw:layer="measurelines" svg:x1="15.986cm" svg:y1="6.343cm" svg:x2="15.986cm" svg:y2="7.486cm">
          <text:p text:style-name="P2">9.5</text:p>
        </draw:measure>
        <draw:custom-shape draw:style-name="gr5" draw:text-style-name="P3" draw:layer="layout" svg:width="1.016cm" svg:height="1.143cm" svg:x="3.032cm" svg:y="6.3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1.143cm" svg:x="15.224cm" svg:y="6.33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37cm" svg:height="0.649cm" svg:x="8.366cm" svg:y="5.558cm">
          <draw:text-box>
            <text:p><text:span text:style-name="T1">Fuel stack</text:span></text:p>
          </draw:text-box>
        </draw:frame>
        <draw:frame draw:style-name="gr6" draw:text-style-name="P4" draw:layer="layout" svg:width="3.169cm" svg:height="0.649cm" svg:x="2.784cm" svg:y="5.558cm">
          <draw:text-box>
            <text:p><text:span text:style-name="T1">Lower plenum</text:span></text:p>
          </draw:text-box>
        </draw:frame>
        <draw:frame draw:style-name="gr6" draw:text-style-name="P4" draw:layer="layout" svg:width="3.169cm" svg:height="0.649cm" svg:x="13.325cm" svg:y="5.572cm">
          <draw:text-box>
            <text:p><text:span text:style-name="T1">Upper plen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17:16:01.783882504</meta:creation-date>
    <meta:generator>LibreOffice/6.0.3.2$Linux_X86_64 LibreOffice_project/00m0$Build-2</meta:generator>
    <dc:date>2018-11-09T17:42:20.852902572</dc:date>
    <meta:editing-duration>PT26M18S</meta:editing-duration>
    <meta:editing-cycles>4</meta:editing-cycles>
    <meta:document-statistic meta:object-count="18"/>
  </office:meta>
</office:document-meta>
</file>